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2pt" officeooo:paragraph-rsid="0000fb4b" style:font-size-asian="12pt" style:font-size-complex="12pt"/>
    </style:style>
    <style:style style:name="P2" style:family="paragraph" style:parent-style-name="Standard">
      <style:text-properties fo:color="#000000" style:font-name="Courier New" fo:font-size="12pt" officeooo:paragraph-rsid="0000fb4b" fo:background-color="#ffffff" style:font-size-asian="12pt" style:font-size-complex="12pt"/>
    </style:style>
    <style:style style:name="P3" style:family="paragraph" style:parent-style-name="Standard">
      <style:paragraph-properties fo:margin-left="1.3cm" fo:margin-right="0cm" fo:line-height="150%" fo:text-align="justify" style:justify-single-word="false" fo:text-indent="0cm" style:auto-text-indent="false" style:writing-mode="page"/>
      <style:text-properties fo:color="#000000" style:font-name="Courier New" fo:font-size="12pt" officeooo:paragraph-rsid="0000fb4b" fo:background-color="#ffffff" style:font-size-asian="12pt" style:font-size-complex="12pt"/>
    </style:style>
    <style:style style:name="P4" style:family="paragraph" style:parent-style-name="Standard">
      <style:paragraph-properties fo:margin-left="1.3cm" fo:margin-right="0cm" fo:line-height="150%" fo:text-align="justify" style:justify-single-word="false" fo:text-indent="0cm" style:auto-text-indent="false" style:writing-mode="page"/>
      <style:text-properties officeooo:paragraph-rsid="0000fb4b"/>
    </style:style>
    <style:style style:name="T1" style:family="text">
      <style:text-properties fo:color="#808080" style:font-name="Courier New" fo:font-size="12pt" fo:language="ru" fo:country="RU" officeooo:rsid="00190fbf" fo:background-color="#ffffff" loext:char-shading-value="0" style:font-size-asian="12pt" style:font-size-complex="12pt"/>
    </style:style>
    <style:style style:name="T2" style:family="text">
      <style:text-properties fo:color="#808080" style:font-name="Courier New" fo:font-size="12pt" fo:background-color="#ffffff" loext:char-shading-value="0" style:font-size-asian="12pt" style:font-size-complex="12pt"/>
    </style:style>
    <style:style style:name="T3" style:family="text">
      <style:text-properties fo:color="#808080" fo:background-color="#ffffff" loext:char-shading-value="0"/>
    </style:style>
    <style:style style:name="T4" style:family="text">
      <style:text-properties fo:color="#000000" style:font-name="Courier New" fo:font-size="12pt" fo:background-color="#ffffff" loext:char-shading-value="0" style:font-size-asian="12pt" style:font-size-complex="12pt"/>
    </style:style>
    <style:style style:name="T5" style:family="text">
      <style:text-properties fo:color="#000000" fo:background-color="#ffffff" loext:char-shading-value="0"/>
    </style:style>
    <style:style style:name="T6" style:family="text">
      <style:text-properties fo:color="#000000" style:font-name="Times New Roman" fo:font-size="14pt" fo:language="ru" fo:country="RU" fo:background-color="#ffffff" loext:char-shading-value="0" style:font-size-asian="14pt" style:font-size-complex="14pt"/>
    </style:style>
    <style:style style:name="T7" style:family="text">
      <style:text-properties fo:color="#a31515" fo:background-color="#ffffff" loext:char-shading-value="0"/>
    </style:style>
    <style:style style:name="T8" style:family="text">
      <style:text-properties fo:color="#0000ff" fo:background-color="#ffffff" loext:char-shading-value="0"/>
    </style:style>
    <style:style style:name="T9" style:family="text">
      <style:text-properties fo:color="#2b91af"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Основной_20_шрифт_20_абзаца"><text:span text:style-name="T1">#pragma</text:span></text:span><text:span text:style-name="T4"> </text:span><text:span text:style-name="T2">once</text:span><text:span text:style-name="T4"> </text:span></text:p>
      <text:p text:style-name="P1"><text:span text:style-name="T3">#include</text:span><text:span text:style-name="T5"> </text:span><text:span text:style-name="T7">&lt;string&gt;</text:span><text:span text:style-name="T5"> </text:span></text:p>
      <text:p text:style-name="P1"><text:span text:style-name="T8">using</text:span><text:span text:style-name="T5"> </text:span><text:span text:style-name="T8">namespace</text:span><text:span text:style-name="T5"> std;</text:span></text:p>
      <text:p text:style-name="P1"><text:span text:style-name="T8">class</text:span><text:span text:style-name="T5"> </text:span><text:span text:style-name="T9">Encode</text:span></text:p>
      <text:p text:style-name="P2">{</text:p>
      <text:p text:style-name="P1"><text:span text:style-name="T8">public</text:span><text:span text:style-name="T5">:</text:span></text:p>
      <text:p text:style-name="P1"><text:span text:style-name="T5"><text:tab/>Encode(</text:span><text:span text:style-name="T8">const</text:span><text:span text:style-name="T5"> </text:span><text:span text:style-name="T8">int</text:span><text:span text:style-name="T5"> </text:span><text:span text:style-name="T3">key</text:span><text:span text:style-name="T5">) :Key(</text:span><text:span text:style-name="T3">key</text:span><text:span text:style-name="T5">) {}</text:span></text:p>
      <text:p text:style-name="P1"><text:span text:style-name="T5"><text:tab/></text:span><text:span text:style-name="T9">string</text:span><text:span text:style-name="T5"> Encrypt(</text:span><text:span text:style-name="T8">const</text:span><text:span text:style-name="T5"> </text:span><text:span text:style-name="T9">string</text:span><text:span text:style-name="T5"> </text:span><text:span text:style-name="T3">Text</text:span><text:span text:style-name="T5">);</text:span></text:p>
      <text:p text:style-name="P1"><text:span text:style-name="T5"><text:tab/></text:span><text:span text:style-name="T9">string</text:span><text:span text:style-name="T5"> Decrypt(</text:span><text:span text:style-name="T8">const</text:span><text:span text:style-name="T5"> </text:span><text:span text:style-name="T9">string</text:span><text:span text:style-name="T5"> </text:span><text:span text:style-name="T3">Text</text:span><text:span text:style-name="T5">);</text:span></text:p>
      <text:p text:style-name="P1"><text:span text:style-name="T8">private</text:span><text:span text:style-name="T5">:</text:span></text:p>
      <text:p text:style-name="P1"><text:span text:style-name="T5"><text:tab/></text:span><text:span text:style-name="T8">int</text:span><text:span text:style-name="T5"> max = 26;</text:span></text:p>
      <text:p text:style-name="P1"><text:span text:style-name="T5"><text:tab/></text:span><text:span text:style-name="T9">string</text:span><text:span text:style-name="T5"> text;</text:span></text:p>
      <text:p text:style-name="P1"><text:span text:style-name="T5"><text:tab/></text:span><text:span text:style-name="T8">int</text:span><text:span text:style-name="T5"> Key;</text:span></text:p>
      <text:p text:style-name="P1"><text:span text:style-name="T5"><text:tab/></text:span><text:span text:style-name="T8">void</text:span><text:span text:style-name="T5"> Encrypt_Error(</text:span><text:span text:style-name="T8">const</text:span><text:span text:style-name="T5"> </text:span><text:span text:style-name="T9">string</text:span><text:span text:style-name="T5"> </text:span><text:span text:style-name="T3">Text</text:span><text:span text:style-name="T5">);</text:span></text:p>
      <text:p text:style-name="P1"><text:span text:style-name="T5"><text:tab/></text:span><text:span text:style-name="T8">void</text:span><text:span text:style-name="T5"> Decrypt_Error(</text:span><text:span text:style-name="T8">const</text:span><text:span text:style-name="T5"> </text:span><text:span text:style-name="T9">string</text:span><text:span text:style-name="T5"> </text:span><text:span text:style-name="T3">Text</text:span><text:span text:style-name="T5">);</text:span></text:p>
      <text:p text:style-name="P1"><text:span text:style-name="T5"><text:tab/></text:span><text:span text:style-name="T9">string</text:span><text:span text:style-name="T5"> Deleted(</text:span><text:span text:style-name="T9">string</text:span><text:span text:style-name="T5"> </text:span><text:span text:style-name="T3">Text</text:span><text:span text:style-name="T5">);</text:span></text:p>
      <text:p text:style-name="P1"><text:span text:style-name="T5"><text:tab/></text:span><text:span text:style-name="T9">string</text:span><text:span text:style-name="T5"> Up(</text:span><text:span text:style-name="T9">string</text:span><text:span text:style-name="T5"> </text:span><text:span text:style-name="T3">text</text:span><text:span text:style-name="T5">);</text:span></text:p>
      <text:p text:style-name="P3">}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3.2$Windows_x86 LibreOffice_project/8f48d515416608e3a835360314dac7e47fd0b821</meta:generator>
    <dc:date>2018-06-06T22:15:13.003000000</dc:date>
    <meta:editing-duration>PT14S</meta:editing-duration>
    <meta:editing-cycles>1</meta:editing-cycles>
    <meta:document-statistic meta:table-count="0" meta:image-count="0" meta:object-count="0" meta:page-count="1" meta:paragraph-count="18" meta:word-count="48" meta:character-count="353" meta:non-whitespace-character-count="311"/>
  </office:meta>
</office:document-meta>
</file>